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6.959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33ff"/>
    </style:style>
    <style:style style:name="ce30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0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Fold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ogi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7" office:value-type="string" calcext:value-type="string">
            <text:p>su -</text:p>
          </table:table-cell>
          <table:table-cell table:style-name="ce27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5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3" office:value-type="string" calcext:value-type="string">
            <text:p>su user</text:p>
          </table:table-cell>
          <table:table-cell table:style-name="ce23"/>
          <table:table-cell/>
          <table:table-cell table:style-name="ce23" office:value-type="string" calcext:value-type="string">
            <text:p>curl</text:p>
          </table:table-cell>
          <table:table-cell table:style-name="ce23"/>
          <table:table-cell/>
          <table:table-cell table:style-name="ce35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2" office:value-type="string" calcext:value-type="string">
            <text:p>passwd</text:p>
          </table:table-cell>
          <table:table-cell table:style-name="ce22" office:value-type="string" calcext:value-type="string">
            <text:p>Change password</text:p>
          </table:table-cell>
          <table:table-cell/>
          <table:table-cell table:style-name="ce30" office:value-type="string" calcext:value-type="string">
            <text:p>wget</text:p>
          </table:table-cell>
          <table:table-cell table:style-name="ce30"/>
          <table:table-cell/>
          <table:table-cell table:style-name="ce35" office:value-type="string" calcext:value-type="string">
            <text:p>docker info</text:p>
          </table:table-cell>
          <table:table-cell table:style-name="ce27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5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cp -r dir1 dir2</text:p>
          </table:table-cell>
          <table:table-cell table:style-name="ce22" office:value-type="string" calcext:value-type="string">
            <text:p>Copy dir1 into dir2 recursive</text:p>
          </table:table-cell>
          <table:table-cell/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Show UID, GID and groups</text:p>
          </table:table-cell>
          <table:table-cell/>
          <table:table-cell table:style-name="ce27" office:value-type="string" calcext:value-type="string">
            <text:p>tcpdump port 123</text:p>
          </table:table-cell>
          <table:table-cell table:style-name="ce27" office:value-type="string" calcext:value-type="string">
            <text:p>Capture NTP traffic</text:p>
          </table:table-cell>
          <table:table-cell/>
          <table:table-cell table:style-name="ce35" office:value-type="string" calcext:value-type="string">
            <text:p>docker ps -a</text:p>
          </table:table-cell>
          <table:table-cell table:style-name="ce27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2" office:value-type="string" calcext:value-type="string">
            <text:p>rsync -a ~/dir /backup/</text:p>
          </table:table-cell>
          <table:table-cell table:style-name="ce22" office:value-type="string" calcext:value-type="string">
            <text:p>Sync /dir incl. attributes</text:p>
          </table:table-cell>
          <table:table-cell/>
          <table:table-cell table:style-name="ce19" office:value-type="string" calcext:value-type="string" table:number-columns-spanned="2" table:number-rows-spanned="1">
            <text:p>Terminal</text:p>
          </table:table-cell>
          <table:covered-table-cell table:style-name="ce26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5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5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9" office:value-type="string" calcext:value-type="string" table:number-columns-spanned="2" table:number-rows-spanned="1">
            <text:p>ssh</text:p>
          </table:table-cell>
          <table:covered-table-cell table:style-name="ce26"/>
          <table:table-cell/>
          <table:table-cell table:style-name="ce35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7" office:value-type="string" calcext:value-type="string">
            <text:p>ssh <text:a xlink:href="mailto:user@1.2.3.4" xlink:type="simple">user@1.2.3.4</text:a></text:p>
          </table:table-cell>
          <table:table-cell table:style-name="ce27" office:value-type="string" calcext:value-type="string">
            <text:p>Remote login to …</text:p>
          </table:table-cell>
          <table:table-cell/>
          <table:table-cell table:style-name="ce35" office:value-type="string" calcext:value-type="string">
            <text:p>docker inspect &lt;container&gt;</text:p>
          </table:table-cell>
          <table:table-cell table:style-name="ce27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3"/>
          <table:table-cell table:style-name="ce23" office:value-type="string" calcext:value-type="string">
            <text:p>key gen</text:p>
          </table:table-cell>
          <table:table-cell/>
          <table:table-cell table:style-name="ce35" office:value-type="string" calcext:value-type="string">
            <text:p>docker stats --no-stream</text:p>
          </table:table-cell>
          <table:table-cell table:style-name="ce27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Size</text:p>
          </table:table-cell>
          <table:covered-table-cell table:style-name="ce26"/>
          <table:table-cell/>
          <table:table-cell table:style-name="ce27" office:value-type="string" calcext:value-type="string">
            <text:p>sudo !!</text:p>
          </table:table-cell>
          <table:table-cell table:style-name="ce27" office:value-type="string" calcext:value-type="string">
            <text:p>Previous command as sudo</text:p>
          </table:table-cell>
          <table:table-cell/>
          <table:table-cell table:style-name="ce22" office:value-type="string" calcext:value-type="string">
            <text:p>ssh-copy-id 1.2.3.4</text:p>
          </table:table-cell>
          <table:table-cell table:style-name="ce22" office:value-type="string" calcext:value-type="string">
            <text:p>Copy public key to …</text:p>
          </table:table-cell>
          <table:table-cell/>
          <table:table-cell table:style-name="ce35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3" office:value-type="string" calcext:value-type="string">
            <text:p>sshpass</text:p>
          </table:table-cell>
          <table:table-cell table:style-name="ce23"/>
          <table:table-cell/>
          <table:table-cell table:style-name="ce35" office:value-type="string" calcext:value-type="string">
            <text:p>docker system prune -a</text:p>
          </table:table-cell>
          <table:table-cell table:style-name="ce27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7" office:value-type="string" calcext:value-type="string">
            <text:p>!42</text:p>
          </table:table-cell>
          <table:table-cell table:style-name="ce27" office:value-type="string" calcext:value-type="string">
            <text:p>Execute #42 in history</text:p>
          </table:table-cell>
          <table:table-cell/>
          <table:table-cell table:style-name="ce23" office:value-type="string" calcext:value-type="string">
            <text:p>ssh agent</text:p>
          </table:table-cell>
          <table:table-cell table:style-name="ce23"/>
          <table:table-cell/>
          <table:table-cell table:style-name="ce35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27" office:value-type="string" calcext:value-type="string">
            <text:p>history -c &amp;&amp; history -w </text:p>
          </table:table-cell>
          <table:table-cell table:style-name="ce27" office:value-type="string" calcext:value-type="string">
            <text:p>Clear history</text:p>
          </table:table-cell>
          <table:table-cell/>
          <table:table-cell table:style-name="ce19" office:value-type="string" calcext:value-type="string" table:number-columns-spanned="2" table:number-rows-spanned="1">
            <text:p>File Transf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 Network</text:p>
          </table:table-cell>
          <table:covered-table-cell table:style-name="ce26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Traversal</text:p>
          </table:table-cell>
          <table:covered-table-cell table:style-name="ce26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2" office:value-type="string" calcext:value-type="string">
            <text:p>scp file <text:a xlink:href="mailto:user@1.2.3.4" xlink:type="simple">user@1.2.3.4</text:a>:/dir</text:p>
          </table:table-cell>
          <table:table-cell table:style-name="ce22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2" office:value-type="string" calcext:value-type="string">
            <text:p>rsync -a ~/dir <text:a xlink:href="mailto:user@1.2.3.4" xlink:type="simple">user@1.2.3.4</text:a>:/dir</text:p>
          </table:table-cell>
          <table:table-cell table:style-name="ce22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9" office:value-type="string" calcext:value-type="string" table:number-columns-spanned="2" table:number-rows-spanned="1">
            <text:p>iperf3</text:p>
          </table:table-cell>
          <table:covered-table-cell table:style-name="ce26"/>
          <table:table-cell/>
          <table:table-cell office:value-type="string" calcext:value-type="string">
            <text:p>docker network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7" office:value-type="string" calcext:value-type="string">
            <text:p>Ctrl+D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7" office:value-type="string" calcext:value-type="string">
            <text:p>exit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2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ile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rocesses</text:p>
          </table:table-cell>
          <table:covered-table-cell table:style-name="ce26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9" office:value-type="string" calcext:value-type="string" table:number-columns-spanned="2" table:number-rows-spanned="1">
            <text:p>Docker Compose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0" office:value-type="string" calcext:value-type="string">
            <text:p>ps</text:p>
          </table:table-cell>
          <table:table-cell table:style-name="ce27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0" office:value-type="string" calcext:value-type="string">
            <text:p>ps -A</text:p>
          </table:table-cell>
          <table:table-cell table:style-name="ce27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26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0" office:value-type="string" calcext:value-type="string">
            <text:p>ps -aux</text:p>
          </table:table-cell>
          <table:table-cell table:style-name="ce27" office:value-type="string" calcext:value-type="string">
            <text:p>List all processes (detailed)</text:p>
          </table:table-cell>
          <table:table-cell table:number-columns-repeated="4"/>
          <table:table-cell table:style-name="ce30" office:value-type="string" calcext:value-type="string">
            <text:p>docker-compose</text:p>
          </table:table-cell>
          <table:table-cell table:style-name="ce30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0" office:value-type="string" calcext:value-type="string">
            <text:p>pstree</text:p>
          </table:table-cell>
          <table:table-cell table:style-name="ce27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0" office:value-type="string" calcext:value-type="string">
            <text:p>htop</text:p>
          </table:table-cell>
          <table:table-cell table:style-name="ce27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1" office:value-type="string" calcext:value-type="string">
            <text:p>pidof bash</text:p>
          </table:table-cell>
          <table:table-cell table:style-name="ce22" office:value-type="string" calcext:value-type="string">
            <office:annotation draw:style-name="gr1" svg:width="2.899cm" svg:height="1.799cm" svg:x="20.858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File View</text:p>
          </table:table-cell>
          <table:covered-table-cell table:style-name="ce26"/>
          <table:table-cell/>
          <table:table-cell table:style-name="ce21" office:value-type="string" calcext:value-type="string">
            <text:p>pgrep bash</text:p>
          </table:table-cell>
          <table:table-cell table:style-name="ce22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0" office:value-type="string" calcext:value-type="string">
            <text:p>kill 1234</text:p>
          </table:table-cell>
          <table:table-cell table:style-name="ce27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0" office:value-type="string" calcext:value-type="string">
            <text:p>kill -9 1234</text:p>
          </table:table-cell>
          <table:table-cell table:style-name="ce27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1" office:value-type="string" calcext:value-type="string">
            <text:p>killall bash</text:p>
          </table:table-cell>
          <table:table-cell table:style-name="ce22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1" office:value-type="string" calcext:value-type="string">
            <text:p>renice 1234</text:p>
          </table:table-cell>
          <table:table-cell table:style-name="ce22" office:value-type="string" calcext:value-type="string">
            <text:p>Change prio of task 1234</text:p>
          </table:table-cell>
          <table:table-cell table:number-columns-repeated="6"/>
          <table:table-cell table:style-name="ce35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3" office:value-type="string" calcext:value-type="string">
            <text:p>Zip / tar</text:p>
          </table:table-cell>
          <table:table-cell table:style-name="ce23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Find</text:p>
          </table:table-cell>
          <table:covered-table-cell table:style-name="ce26"/>
          <table:table-cell table:number-columns-repeated="10"/>
        </table:table-row>
        <table:table-row table:style-name="ro1">
          <table:table-cell table:style-name="ce21" office:value-type="string" calcext:value-type="string">
            <text:p>locate file</text:p>
          </table:table-cell>
          <table:table-cell table:style-name="ce22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1" office:value-type="string" calcext:value-type="string">
            <text:p>find /data -name tosearch</text:p>
          </table:table-cell>
          <table:table-cell table:style-name="ce22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4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System</text:p>
          </table:table-cell>
          <table:covered-table-cell table:style-name="ce26"/>
          <table:table-cell/>
          <table:table-cell table:style-name="ce24" office:value-type="string" calcext:value-type="string" table:number-columns-spanned="2" table:number-rows-spanned="1">
            <text:p>Users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Conten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5" office:value-type="string" calcext:value-type="string">
            <text:p>df -h</text:p>
          </table:table-cell>
          <table:table-cell table:style-name="ce5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5" office:value-type="string" calcext:value-type="string">
            <text:p>fdisk -l</text:p>
          </table:table-cell>
          <table:table-cell table:style-name="ce5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3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5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3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2" table:number-rows-spanned="1">
            <text:p>Packages (apt)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Mount</text:p>
          </table:table-cell>
          <table:covered-table-cell table:style-name="ce26"/>
          <table:table-cell/>
          <table:table-cell table:style-name="ce23" office:value-type="string" calcext:value-type="string">
            <text:p>ip link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2" office:value-type="string" calcext:value-type="string">
            <text:p>findmnt</text:p>
          </table:table-cell>
          <table:table-cell table:style-name="ce22" office:value-type="string" calcext:value-type="string">
            <text:p>List mounts</text:p>
          </table:table-cell>
          <table:table-cell/>
          <table:table-cell table:style-name="ce23" office:value-type="string" calcext:value-type="string">
            <text:p>ip -o link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2" office:value-type="string" calcext:value-type="string">
            <text:p>cat /etc/fstab</text:p>
          </table:table-cell>
          <table:table-cell table:style-name="ce22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2" office:value-type="string" calcext:value-type="string">
            <text:p>mount /dev/sda /mnt</text:p>
          </table:table-cell>
          <table:table-cell table:style-name="ce22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2" office:value-type="string" calcext:value-type="string">
            <text:p>umount /mnt</text:p>
          </table:table-cell>
          <table:table-cell table:style-name="ce22" office:value-type="string" calcext:value-type="string">
            <text:p>Unmount /mnt</text:p>
          </table:table-cell>
          <table:table-cell/>
          <table:table-cell table:style-name="ce23" office:value-type="string" calcext:value-type="string">
            <text:p>ip route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0" office:value-type="string" calcext:value-type="string">
            <text:p>netstat -ntlp</text:p>
          </table:table-cell>
          <table:table-cell table:style-name="ce30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5" office:value-type="string" calcext:value-type="string">
            <text:p>apt install xy</text:p>
          </table:table-cell>
          <table:table-cell table:style-name="ce5" office:value-type="string" calcext:value-type="string">
            <text:p>Install package xy</text:p>
          </table:table-cell>
          <table:table-cell table:number-columns-repeated="4"/>
          <table:table-cell table:style-name="ce23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5" office:value-type="string" calcext:value-type="string">
            <text:p>apt install xy yz</text:p>
          </table:table-cell>
          <table:table-cell table:style-name="ce5" office:value-type="string" calcext:value-type="string">
            <text:p>Install packages xy &amp; yz</text:p>
          </table:table-cell>
          <table:table-cell table:number-columns-repeated="4"/>
          <table:table-cell table:style-name="ce23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9" office:value-type="string" calcext:value-type="string" table:number-columns-spanned="2" table:number-rows-spanned="1">
            <text:p>ssh serv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3" table:number-columns-repeated="2"/>
          <table:table-cell/>
        </table:table-row>
        <table:table-row table:style-name="ro1">
          <table:table-cell table:style-name="ce5" office:value-type="string" calcext:value-type="string">
            <text:p>apt show xy</text:p>
          </table:table-cell>
          <table:table-cell table:style-name="ce5" office:value-type="string" calcext:value-type="string">
            <text:p>infos about package xy</text:p>
          </table:table-cell>
          <table:table-cell table:number-columns-repeated="4"/>
          <table:table-cell table:style-name="ce24" office:value-type="string" calcext:value-type="string" table:number-columns-spanned="2" table:number-rows-spanned="1">
            <text:p>Realtime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SMB</text:p>
          </table:table-cell>
          <table:covered-table-cell table:style-name="ce26"/>
          <table:table-cell/>
        </table:table-row>
        <table:table-row table:style-name="ro1">
          <table:table-cell table:style-name="ce36" office:value-type="string" calcext:value-type="string">
            <text:p>Packages (flatpak)</text:p>
          </table:table-cell>
          <table:table-cell table:style-name="ce23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5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Packages (snap)</text:p>
          </table:table-cell>
          <table:table-cell table:style-name="ce23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Groups</text:p>
          </table:table-cell>
          <table:covered-table-cell table:style-name="ce26"/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Shutdown</text:p>
          </table:table-cell>
          <table:covered-table-cell table:style-name="ce26"/>
          <table:table-cell table:number-columns-repeated="10"/>
        </table:table-row>
        <table:table-row table:style-name="ro1">
          <table:table-cell table:style-name="ce22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9" office:value-type="string" calcext:value-type="string" table:number-columns-spanned="2" table:number-rows-spanned="1">
            <text:p>Wireless</text:p>
          </table:table-cell>
          <table:covered-table-cell table:style-name="ce26"/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config</text:p>
          </table:table-cell>
          <table:table-cell table:style-name="ce30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list wlp2s0 scan</text:p>
          </table:table-cell>
          <table:table-cell table:style-name="ce30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3" office:value-type="string" calcext:value-type="string">
            <text:p>wavemon</text:p>
          </table:table-cell>
          <table:table-cell table:style-name="ce23"/>
          <table:table-cell/>
        </table:table-row>
        <table:table-row table:style-name="ro1">
          <table:table-cell table:number-columns-repeated="9"/>
          <table:table-cell table:style-name="ce23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CI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hwinfo</text:p>
          </table:table-cell>
          <table:covered-table-cell table:style-name="ce26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3" office:value-type="string" calcext:value-type="string">
            <text:p>ethtool</text:p>
          </table:table-cell>
          <table:table-cell table:style-name="ce23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ls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USB</text:p>
          </table:table-cell>
          <table:covered-table-cell table:style-name="ce26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9" office:value-type="string" calcext:value-type="string" table:number-columns-spanned="2" table:number-rows-spanned="1">
            <text:p>Serial</text:p>
          </table:table-cell>
          <table:covered-table-cell table:style-name="ce26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inxi</text:p>
          </table:table-cell>
          <table:covered-table-cell table:style-name="ce26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3"/>
          <table:table-cell table:style-name="ce23" office:value-type="string" calcext:value-type="string">
            <text:p>surface check? Fsck?</text:p>
          </table:table-cell>
          <table:table-cell/>
          <table:table-cell table:style-name="ce19" office:value-type="string" calcext:value-type="string" table:number-columns-spanned="2" table:number-rows-spanned="1">
            <text:p>Bluetooth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2" office:value-type="string" calcext:value-type="string">
            <text:p>fsck /dev/sda</text:p>
          </table:table-cell>
          <table:table-cell table:style-name="ce22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3" office:value-type="string" calcext:value-type="string">
            <text:p>inxi -Fxz</text:p>
          </table:table-cell>
          <table:table-cell table:style-name="ce23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CPU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nvme</text:p>
          </table:table-cell>
          <table:covered-table-cell table:style-name="ce26"/>
          <table:table-cell/>
          <table:table-cell table:style-name="ce23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BIOS</text:p>
          </table:table-cell>
          <table:covered-table-cell table:style-name="ce26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Memory</text:p>
          </table:table-cell>
          <table:covered-table-cell table:style-name="ce26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lm-sensor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Battery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Firmware Update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1" office:value-type="string" calcext:value-type="string">
            <text:p>Gnome: palimpsest </text:p>
          </table:table-cell>
        </table:table-row>
        <table:table-row table:style-name="ro1">
          <table:table-cell table:style-name="ce41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enera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Distribution specific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2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Inside ws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i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ytho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ibs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5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5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2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5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5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5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9" office:value-type="string" calcext:value-type="string" table:number-columns-spanned="2" table:number-rows-spanned="1">
            <text:p>cmake</text:p>
          </table:table-cell>
          <table:covered-table-cell table:style-name="ce26"/>
          <table:table-cell table:number-columns-repeated="6"/>
        </table:table-row>
        <table:table-row table:style-name="ro1">
          <table:table-cell table:style-name="ce35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.00.0000</text:date>, <text:time style:data-style-name="N2" text:time-value="13:52:53.281709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0-18T15:13:04.884187700</dc:date>
    <meta:editing-duration>P26DT15H3M5S</meta:editing-duration>
    <meta:editing-cycles>308</meta:editing-cycles>
    <meta:generator>LibreOffice/25.8.1.1$Windows_X86_64 LibreOffice_project/54047653041915e595ad4e45cccea684809c77b5</meta:generator>
    <meta:document-statistic meta:table-count="6" meta:cell-count="528" meta:object-count="0"/>
  </office:meta>
</office:document-meta>
</file>